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style:rel-width="100%" table:align="left"/>
    </style:style>
    <style:style style:name="Tabela1.A" style:family="table-column">
      <style:table-column-properties style:column-width="0.526cm" style:rel-column-width="1956*"/>
    </style:style>
    <style:style style:name="Tabela1.B" style:family="table-column">
      <style:table-column-properties style:column-width="17.064cm" style:rel-column-width="63578*"/>
    </style:style>
    <style:style style:name="Tabela1.B1" style:family="table-cell">
      <style:table-cell-properties fo:padding="0cm" fo:border="none"/>
    </style:style>
    <style:style style:name="Tabela2" style:family="table">
      <style:table-properties style:width="17.59cm" style:rel-width="100%" table:align="left"/>
    </style:style>
    <style:style style:name="Tabela2.A" style:family="table-column">
      <style:table-column-properties style:column-width="0.12cm" style:rel-column-width="446*"/>
    </style:style>
    <style:style style:name="Tabela2.B" style:family="table-column">
      <style:table-column-properties style:column-width="17.47cm" style:rel-column-width="65089*"/>
    </style:style>
    <style:style style:name="Tabela2.A1" style:family="table-cell">
      <style:table-cell-properties fo:padding="0cm" fo:border="none"/>
    </style:style>
    <style:style style:name="Tabela3" style:family="table">
      <style:table-properties style:width="17.59cm" style:rel-width="100%" table:align="left"/>
    </style:style>
    <style:style style:name="Tabela3.A" style:family="table-column">
      <style:table-column-properties style:column-width="0.12cm" style:rel-column-width="446*"/>
    </style:style>
    <style:style style:name="Tabela3.B" style:family="table-column">
      <style:table-column-properties style:column-width="17.47cm" style:rel-column-width="65089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.59cm" style:rel-width="100%" table:align="left"/>
    </style:style>
    <style:style style:name="Tabela4.A" style:family="table-column">
      <style:table-column-properties style:column-width="0.12cm" style:rel-column-width="446*"/>
    </style:style>
    <style:style style:name="Tabela4.B" style:family="table-column">
      <style:table-column-properties style:column-width="17.47cm" style:rel-column-width="65089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17.59cm" style:rel-width="100%" table:align="left"/>
    </style:style>
    <style:style style:name="Tabela5.A" style:family="table-column">
      <style:table-column-properties style:column-width="0.12cm" style:rel-column-width="446*"/>
    </style:style>
    <style:style style:name="Tabela5.B" style:family="table-column">
      <style:table-column-properties style:column-width="17.47cm" style:rel-column-width="65089*"/>
    </style:style>
    <style:style style:name="Tabela5.A1" style:family="table-cell">
      <style:table-cell-properties fo:padding="0cm" fo:border="none"/>
    </style:style>
    <style:style style:name="P1" style:family="paragraph" style:parent-style-name="Text_20_body">
      <style:text-properties fo:font-size="11pt"/>
    </style:style>
    <style:style style:name="P2" style:family="paragraph" style:parent-style-name="Text_20_body">
      <style:text-properties fo:font-size="11pt" fo:font-weight="bold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cm" fo:margin-bottom="0.499cm" loext:contextual-spacing="false"/>
    </style:style>
    <style:style style:name="P5" style:family="paragraph" style:parent-style-name="Table_20_Contents">
      <style:paragraph-properties fo:margin-top="0cm" fo:margin-bottom="0.499cm" loext:contextual-spacing="false"/>
      <style:text-properties fo:font-size="11pt"/>
    </style:style>
    <style:style style:name="T1" style:family="text">
      <style:text-properties style:font-name="Times New Roman" fo:font-size="11pt" fo:font-weight="bold"/>
    </style:style>
    <style:style style:name="T2" style:family="text">
      <style:text-properties style:font-name="Times New Roman" fo:font-size="11pt" fo:language="en" fo:country="US" fo:font-weight="bold"/>
    </style:style>
    <style:style style:name="T3" style:family="text">
      <style:text-properties fo:font-size="11pt"/>
    </style:style>
    <style:style style:name="T4" style:family="text">
      <style:text-properties fo:color="#ff0000" fo:font-size="11pt"/>
    </style:style>
    <style:style style:name="T5" style:family="text">
      <style:text-properties fo:color="#000000"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Estratégias de Pesquisa </text:span><text:span text:style-name="T2">Web</text:span> <text:span text:style-name="T1">of Science</text:span></text:h>
      <text:p text:style-name="Text_20_body"> </text:p>
      <text:p text:style-name="P2">1 – Pesquisas Avançadas</text:p>
      <text:p text:style-name="Text_20_body"> </text:p>
      <text:p text:style-name="P2">CNPq </text:p>
      <text:p text:style-name="Text_20_body"> </text:p>
      <text:p text:style-name="P1">Código de pesquisa</text:p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3"/>
          </table:table-cell>
          <table:table-cell table:style-name="Tabela1.B1" office:value-type="string">
            <text:p text:style-name="P5">FO=(CNPq* OR Conselho Nacional de Desenvolvimento Científico e Tecnológico* OR Conselho Nacional de Desenvolvimento Científico e Tecnológico CNPq* OR National Council for Scientific and Technological Development* OR National Council for Scientific and Technological Development CNPq* OR Conselho Nacional de Pesquisa* OR Brazilian National Council for Scientific and Technological Development*) </text:p>
            <text:p text:style-name="P5">Índices=SCI-EXPANDED, SSCI, A&amp;HCI, ESCI Tempo estipulado=2008-2019</text:p>
          </table:table-cell>
        </table:table-row>
      </table:table>
      <text:p text:style-name="Text_20_body"> </text:p>
      <text:p text:style-name="P1">Agencia financiadora = CNPq, Conselho Nacional de Desenvolvimento Científico e Tecnológico, Conselho Nacional de Desenvolvimento Científico e Tecnológico CNPq, National Council for Scientific and Technological Development, National Council for Scientific and Technological Development CNPq, Brazilian National Council for Scientific and Technological Development, Conselho Nacional de Pesquisa</text:p>
      <text:p text:style-name="P1">Tipo de Documento = Todos</text:p>
      <text:p text:style-name="P1">Intervalo de tempo = 2008 a 2019</text:p>
      <text:p text:style-name="Text_20_body"><text:span text:style-name="T3">Resultados = </text:span><text:a xlink:type="simple" xlink:href="https://apps.webofknowledge.com/summary.do?product=WOS&amp;doc=1&amp;qid=6&amp;SID=7CPEpF7FKAJRDnyUoSk&amp;search_mode=AdvancedSearch&amp;update_back2search_link_param=yes" text:style-name="Internet_20_link" text:visited-style-name="Visited_20_Internet_20_Link">183.165</text:a><text:span text:style-name="T4"> </text:span><text:span text:style-name="T5">(Primeira semana de Fevereiro)</text:span></text:p>
      <text:p text:style-name="Text_20_body"> </text:p>
      <text:h text:style-name="Heading_20_2" text:outline-level="2">CAPES</text:h>
      <text:p text:style-name="Text_20_body"> </text:p>
      <text:p text:style-name="P1">Código de pesquisa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5">FO = (CAPES* OR Coordenação de aperfeiçoamento de pessoal de nível superior* OR Coordenação de aperfeiçoamento de pessoal de nível superior CAPES* OR CAPES Brazil* OR CAPES Brasil* OR Coordenação de aperfeiçoamento de pessoal de nível superior Brasil* OR Coordination of Superior Level Staff Improvement CAPES* OR Coordination of Superior Level Staff Improvement* OR Coordination of Superior Level Staff Improvement Brazil*) </text:p>
          </table:table-cell>
        </table:table-row>
      </table:table>
      <text:p text:style-name="Text_20_body"> </text:p>
      <text:h text:style-name="Heading_20_2" text:outline-level="2"><text:soft-page-break/>FAPESP</text:h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/>
          </table:table-cell>
          <table:table-cell table:style-name="Tabela3.A1" office:value-type="string">
            <text:p text:style-name="P5">FO = (FAPESP* OR FAPESP Brasil* OR FAPESP Brazil* OR Fundação de Amparo à Pesquisa do Estado de São Paulo* OR Fundação de Amparo à Pesquisa do Estado de São Paulo FAPEPSP* OR São Paulo Research Foundation FAPESP* OR São Paulo Research Foundation)</text:p>
          </table:table-cell>
        </table:table-row>
      </table:table>
      <text:p text:style-name="Text_20_body"> </text:p>
      <text:h text:style-name="Heading_20_2" text:outline-level="2">CNPq + CAPES </text:h>
      <text:p text:style-name="P1"/>
      <text:p text:style-name="P1">FO=(CNPq* OR Conselho Nacional de Desenvolvimento Científico e Tecnológico* OR Conselho Nacional de Desenvolvimento Científico e Tecnológico CNPq* OR National Council for Scientific and Technological Development* OR National Council for Scientific and Technological Development CNPq* OR Conselho Nacional de Pesquisa* OR Brazilian National Council for Scientific and Technological Development*) AND FO = (CAPES* OR Coordenação de aperfeiçoamento de pessoal de nível superior* OR Coordenação de aperfeiçoamento de pessoal de nível superior CAPES* OR CAPES Brazil* OR CAPES Brasil* OR Coordenação de aperfeiçoamento de pessoal de nível superior Brasil* OR Coordination of Superior Level Staff Improvement CAPES* OR Coordination of Superior Level Staff Improvement* OR Coordination of Superior Level Staff Improvement Brazil*)</text:p>
      <text:p text:style-name="Text_20_body"> </text:p>
      <text:h text:style-name="Heading_20_2" text:outline-level="2">CNPq + FAPESP </text:h>
      <text:p text:style-name="Text_20_body"/>
      <text:p text:style-name="P1">FO=(CNPq* OR Conselho Nacional de Desenvolvimento Científico e Tecnológico* OR Conselho Nacional de Desenvolvimento Científico e Tecnológico CNPq* OR National Council for Scientific and Technological Development* OR National Council for Scientific and Technological Development CNPq* OR Conselho Nacional de Pesquisa* OR Brazilian National Council for Scientific and Technological Development*) AND 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"/>
          </table:table-cell>
          <table:table-cell table:style-name="Tabela4.A1" office:value-type="string">
            <text:p text:style-name="P5">FO = (FAPESP* OR FAPESP Brasil* OR FAPESP Brazil* OR Fundação de Amparo à Pesquisa do Estado de São Paulo* OR Fundação de Amparo à Pesquisa do Estado de São Paulo FAPEPSP* OR São Paulo Research Foundation FAPESP* OR São Paulo Research Foundation)</text:p>
          </table:table-cell>
        </table:table-row>
      </table:table>
      <text:p text:style-name="Text_20_body"> </text:p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FAPESP + CAPES </text:h>
      <text:p text:style-name="Text_20_body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"/>
          </table:table-cell>
          <table:table-cell table:style-name="Tabela5.A1" office:value-type="string">
            <text:p text:style-name="P4"><text:span text:style-name="T3">FO = (FAPESP* OR FAPESP Brasil* OR FAPESP Brazil* OR Fundação de Amparo à Pesquisa do Estado de São Paulo* OR Fundação de Amparo à Pesquisa do Estado de São Paulo FAPEPSP* OR São Paulo Research Foundation FAPESP* OR São Paulo Research Foundation) AND FO = (CAPES* OR Coordenação de aperfeiçoamento de pessoal de nível superior* OR Coordenação de aperfeiçoamento de pessoal de nível superior CAPES* OR CAPES Brazil* OR CAPES Brasil* OR Coordenação de aperfeiçoamento de pessoal de nível superior Brasil* OR Coordination of Superior Level Staff Improvement CAPES* OR Coordination of Superior Level Staff Improvement* OR Coordination of Superior Level Staff Improvement Brazil*)</text:span></text:p>
            <text:h text:style-name="Heading_20_2" text:outline-level="2">FAPESP + CAPES + CNPq</text:h>
            <text:p text:style-name="Text_20_body"/>
            <text:p text:style-name="P5">FO = (FAPESP* OR FAPESP Brasil* OR FAPESP Brazil* OR Fundação de Amparo à Pesquisa do Estado de São Paulo* OR Fundação de Amparo à Pesquisa do Estado de São Paulo FAPEPSP* OR São Paulo Research Foundation FAPESP* OR São Paulo Research Foundation) AND FO = (CAPES* OR Coordenação de aperfeiçoamento de pessoal de nível superior* OR Coordenação de aperfeiçoamento de pessoal de nível superior CAPES* OR CAPES Brazil* OR CAPES Brasil* OR Coordenação de aperfeiçoamento de pessoal de nível superior Brasil* OR Coordination of Superior Level Staff Improvement CAPES* OR Coordination of Superior Level Staff Improvement* OR Coordination of Superior Level Staff Improvement Brazil*) AND FO=(CNPq* OR Conselho Nacional de Desenvolvimento Científico e Tecnológico* OR Conselho Nacional de Desenvolvimento Científico e Tecnológico CNPq* OR National Council for Scientific and Technological Development* OR National Council for Scientific and Technological Development CNPq* OR Conselho Nacional de Pesquisa* OR Brazilian National Council for Scientific and Technological Development*)</text:p>
            <text:p text:style-name="P4">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19-09-30T09:55:15.425000000</dc:date>
    <meta:editing-duration>PT1M5S</meta:editing-duration>
    <meta:editing-cycles>1</meta:editing-cycles>
    <meta:document-statistic meta:table-count="5" meta:image-count="0" meta:object-count="0" meta:page-count="3" meta:paragraph-count="35" meta:word-count="720" meta:character-count="5037" meta:non-whitespace-character-count="4322"/>
  </office:meta>
</office:document-meta>
</file>